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0856CB39AC26EC71.png" manifest:media-type="image/png"/>
  <manifest:file-entry manifest:full-path="Pictures/100000010000010000000100E47154DC150E64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2.066cm" fo:min-width="5.98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874cm" svg:x="1.048cm" svg:y="8.915cm">
          <draw:image xlink:href="Pictures/1000000000000780000004B00856CB39AC26EC71.png" xlink:type="simple" xlink:show="embed" xlink:actuate="onLoad" draw:mime-type="image/png">
            <text:p/>
          </draw:image>
        </draw:frame>
        <draw:frame draw:style-name="gr1" draw:text-style-name="P1" draw:layer="layout" svg:width="3.25cm" svg:height="3.25cm" svg:x="8.75cm" svg:y="15.5cm">
          <draw:image xlink:href="Pictures/100000010000010000000100E47154DC150E64C9.png" xlink:type="simple" xlink:show="embed" xlink:actuate="onLoad" draw:mime-type="image/png">
            <text:p/>
          </draw:image>
        </draw:frame>
        <draw:custom-shape draw:style-name="gr2" draw:text-style-name="P2" draw:layer="layout" svg:width="7cm" svg:height="2.5cm" svg:x="10.25cm" svg:y="12.25cm">
          <text:p text:style-name="P1">Ceci est votre avatar.</text:p>
          <text:p text:style-name="P1">Prenez-en soin</text:p>
          <draw:enhanced-geometry svg:viewBox="0 0 21600 21600" draw:text-areas="800 800 20800 20800" draw:type="round-rectangular-callout" draw:modifiers="2881.64547921725 31497.481007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8T12:04:19.025000000</meta:creation-date>
    <meta:generator>LibreOffice/7.2.0.4$Windows_X86_64 LibreOffice_project/9a9c6381e3f7a62afc1329bd359cc48accb6435b</meta:generator>
    <dc:date>2021-09-18T12:13:19.950000000</dc:date>
    <meta:editing-duration>PT9M1S</meta:editing-duration>
    <meta:editing-cycles>1</meta:editing-cycles>
    <meta:document-statistic meta:object-count="3"/>
  </office:meta>
</office:document-meta>
</file>